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85700004C3900002C84431461AC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tyle="normal" style:font-style-asian="normal" style:font-style-complex="normal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fo:font-style="italic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Current Environment</text:h>
      <text:p text:style-name="P1"/>
      <text:p text:style-name="P1">Visulate is currently hosted on 2 dedicated servers. <text:s/>One runs an application server and SVN repository. <text:s/>The other an Oracle database. <text:s/>The database maintains records for properties and companies based in Florida. <text:s/>It supports a website with around 30 million pages. <text:s/></text:p>
      <text:p text:style-name="P1"/>
      <text:p text:style-name="P1">The database mostly supports read operations. The website serves around 20,000 page requests per day from users and up to 500,000 from Google and other web crawlers. <text:s text:c="2"/>This equates to around 6 page requests per second. <text:s/>A typical page request generates 4 database queries. <text:s/><text:span text:style-name="T1">The database server generates on average 400 iops and a peak load between 700 and 1,000 iops.</text:span></text:p>
      <text:p text:style-name="P4"/>
      <text:p text:style-name="P2">The database is updated every morning between 1am and 6am with new and updated MLS listings. <text:s/>These are pulled from remote locations by a series of web service requests that are initiated from within the database using the utl_http pl/sql package. <text:s/>This results in around 4,000 updates on a typical day.</text:p>
      <text:p text:style-name="P2"/>
      <text:p text:style-name="P2">The database undergoes 3 or 4 major data upgrade a year. <text:s/>These refresh the company and property records from public records. <text:s/>A typical update processes 4 to 8 million records and may take a number of days to complete. <text:s/>These updates are performed on a separate database and then pushed to the production environment using datapump. <text:s/>The production environment has 2 schemas. <text:s/>We switch the connect string in the application server when the push is complete.</text:p>
      <text:p text:style-name="P2"/>
      <text:p text:style-name="P2">The database also supports a property management application. This generates a small number of updates each day. <text:s/>These updates must be available after each major update. <text:s/>This is achieved at the moment by exporting the schema objects after the update and then importing them into the new schema. <text:s/>Most of the tables have a sequence number as their primary key. <text:s/>These sequences are owned by one of the two schemas. <text:s/>The other has access via grants and synonyms.</text:p>
      <text:p text:style-name="P2"/>
      <text:p text:style-name="P2">A recent network outage with our hosting provider has caused us to review the our current setup. <text:s/>The network outage lasted 3 hours. <text:s/>Errors by the technical support team employed by our hosting provider resulted in a further 21 hours of downtime.</text:p>
      <text:p text:style-name="P2"/>
      <text:h text:style-name="Heading_20_2" text:outline-level="2">Amazon Web Service (AWS) Alternative</text:h>
      <text:p text:style-name="P2">AWS offers infrastructure as a service to small, medium, large and enterprise sized companies. <text:s/>Their offerings include cloud computing, storage and database services. <text:s/>Their database offering is called Amazon RDS. It allows customers to size and provision Oracle databases on-demand. <text:s/>Amazon is responsible for the management and backup of these databases. <text:s/>This would be a very attractive offering for us. <text:s/>Unfortunately they do not support Geo-spatial and http features that the Visulate code relies on. <text:s/>It is possible to install Oracle in an AWS cloud computing (EC2) environment. <text:s/>This document describes the approach for doing this. </text:p>
      <text:p text:style-name="P2"/>
      <text:p text:style-name="P2">Amazon provides an EC2 image with Oracle Linux and Oracle SE 1 11.2.0.1 pre-installed. <text:s text:c="3"/><text:soft-page-break/>Visulate is currently running in an 11.2.0.3 database. <text:s text:c="2"/>Need to select an instance type when provisioning an environment. <text:s/>AWS provide a number of different pre-configured options with </text:p>
      <text:p text:style-name="P2">varying amounts of cpu, memory and I/O capacity. <text:s/>Some images use local ssd. <text:s/>These provide very good I/O characteristics but lose their data when the instance is powered down or suffers a hardware failure.</text:p>
      <text:p text:style-name="P2"/>
      <text:p text:style-name="P2">Other instance type are based on Amazon Elastic Block Storage (EBS). <text:s/>EBS is network attached storage. <text:s/>It is persistent and highly durable. <text:s/>Each volume is replicated automatically within its data center. <text:s/>Amazon RDS instances are based on EBS images. <text:s/>It makes sense to try these first before attempting an SSD based solution (the current server stores its data on SSD)</text:p>
      <text:p text:style-name="P2"/>
      <text:h text:style-name="Heading_20_3" text:outline-level="3">Proposed Configuration</text:h>
      <text:p text:style-name="P2">Provision 2 EC2 instances with EBS based storage. <text:s/>Install Zend Server CE, SVN and the Visulate application code on one (same configuration as current production server). Provision the second instance using an Oracle AMI. <text:s/>Look for a HVM (Hardware Virtual Machine) environment if possible ($ ec2-describe-images -v &lt;AMI ID&gt;)</text:p>
      <text:p text:style-name="P2"/>
      <text:p text:style-name="P2">Configure the database to use the Oracle ASM filesystem. <text:s/>Use the Oracle Secure Backup (OSM) Cloud Backup module to <text:s text:c="4"/></text:p>
      <text:p text:style-name="P2"/>
      <text:p text:style-name="P2"><draw:frame draw:style-name="fr1" draw:name="graphics1" text:anchor-type="paragraph" svg:width="6.9252in" svg:height="4.0445in" draw:z-index="0"><draw:image xlink:href="Pictures/2000085700004C3900002C84431461AC.svm" xlink:type="simple" xlink:show="embed" xlink:actuate="onLoad"/></draw:frame></text:p>
      <text:p text:style-name="P2"/>
      <text:p text:style-name="P2"/>
      <text:p text:style-name="P4"/>
      <text:p text:style-name="P4"/>
      <text:p text:style-name="P1"><text:soft-page-break/></text:p>
      <text:p text:style-name="P1"><text:s/><text:a xlink:type="simple" xlink:href="http://aws.amazon.com/backup-storage/gsg-oracle-rman/">http://aws.amazon.com/backup-storage/gsg-oracle-rman/</text:a></text:p>
      <text:p text:style-name="P1"/>
      <text:p text:style-name="P1"><text:a xlink:type="simple" xlink:href="http://utkarshsengar.com/2011/01/manage-multiple-accounts-on-1-amazon-ec2-instance/">http://utkarshsengar.com/2011/01/manage-multiple-accounts-on-1-amazon-ec2-instance/</text:a></text:p>
      <text:p text:style-name="P1"/>
      <text:p text:style-name="P1"><text:a xlink:type="simple" xlink:href="http://docs.aws.amazon.com/AWSEC2/latest/UserGuide/AccessingInstancesLinux.html">http://docs.aws.amazon.com/AWSEC2/latest/UserGuide/AccessingInstancesLinux.html</text:a></text:p>
      <text:p text:style-name="P1"/>
      <text:p text:style-name="P1"><text:a xlink:type="simple" xlink:href="http://www.oracle.com/technetwork/topics/cloud/osbws-readme-083624.html">http://www.oracle.com/technetwork/topics/cloud/osbws-readme-083624.html</text:a></text:p>
      <text:p text:style-name="P1"/>
      <text:p text:style-name="P1"><text:tab/><text:a xlink:type="simple" xlink:href="http://www.thegeekstuff.com/2010/08/how-to-add-swap-space/">http://www.thegeekstuff.com/2010/08/how-to-add-swap-space/</text:a></text:p>
      <text:p text:style-name="P1"/>
      <text:p text:style-name="P1"><text:a xlink:type="simple" xlink:href="http://docs.aws.amazon.com/AWSEC2/latest/UserGuide/ebs-using-volumes.html">http://docs.aws.amazon.com/AWSEC2/latest/UserGuide/ebs-using-volumes.html</text:a></text:p>
      <text:p text:style-name="P1"/>
      <text:p text:style-name="P1"><text:a xlink:type="simple" xlink:href="http://docs.aws.amazon.com/IAM/latest/UserGuide/IAMBestPractices.html">http://docs.aws.amazon.com/IAM/latest/UserGuide/IAMBestPractices.html</text:a></text:p>
      <text:p text:style-name="P1"/>
      <text:p text:style-name="P1"><text:bookmark-start text:name="__DdeLink__91_142223870"/>https://console.aws.amazon.com/iam/home?#home<text:bookmark-end text:name="__DdeLink__91_142223870"/></text:p>
      <text:p text:style-name="P1"/>
      <text:p text:style-name="P1"/>
      <text:p text:style-name="P1">Database</text:p>
      <text:p text:style-name="P1"/>
      <text:p text:style-name="P1">/etc/fstab</text:p>
      <text:p text:style-name="P1"/>
      <text:p text:style-name="P1"/>
      <text:p text:style-name="P1">/dev/sda1 <text:s/>/ <text:s text:c="8"/>ext3 <text:s text:c="3"/>defaults <text:s text:c="7"/>1 1</text:p>
      <text:p text:style-name="P1">/dev/sdb <text:s text:c="2"/>/u02 <text:s text:c="5"/>ext3 <text:s text:c="3"/>defaults <text:s text:c="7"/>0 0</text:p>
      <text:p text:style-name="P1">/dev/sdc <text:s text:c="2"/>/e01 <text:s text:c="5"/>ext3 <text:s text:c="3"/>defaults <text:s text:c="7"/>0 0</text:p>
      <text:p text:style-name="P1">none <text:s text:c="6"/>/dev/pts <text:s/>devpts <text:s/>gid=5,mode=620 <text:s/>0 0</text:p>
      <text:p text:style-name="P1">none <text:s text:c="6"/>/dev/shm <text:s/>tmpfs <text:s text:c="2"/>defaults <text:s text:c="7"/>0 0</text:p>
      <text:p text:style-name="P1">none <text:s text:c="6"/>/proc <text:s text:c="4"/>proc <text:s text:c="3"/>defaults <text:s text:c="7"/>0 0</text:p>
      <text:p text:style-name="P1">none <text:s text:c="6"/>/sys <text:s text:c="5"/>sysfs <text:s text:c="2"/>defaults <text:s text:c="7"/>0 0</text:p>
      <text:p text:style-name="P1"/>
      <text:p text:style-name="P1">App Server</text:p>
      <text:p text:style-name="P1"/>
      <text:p text:style-name="P1">mkfs -t ext3 /dev/xvdf</text:p>
      <text:p text:style-name="P1">mkdir /u02</text:p>
      <text:p text:style-name="P1">mount /dev/xvdf /u02</text:p>
      <text:p text:style-name="P1"/>
      <text:p text:style-name="P1">mkdir /e01</text:p>
      <text:p text:style-name="P1">/dev/xvdg /e01</text:p>
      <text:p text:style-name="P1"/>
      <text:p text:style-name="P1"/>
      <text:p text:style-name="P1"/>
      <text:p text:style-name="P1">[root@ip-10-73-141-108 ~]# more /etc/fstab </text:p>
      <text:p text:style-name="P1">/dev/xvde<text:tab/><text:tab/>/ <text:s text:c="7"/>ext4 <text:s text:c="5"/>defaults <text:s text:c="8"/>0 0</text:p>
      <text:p text:style-name="P1">/dev/xvdf <text:s text:c="2"/>/u02 <text:s text:c="5"/>ext3 <text:s text:c="3"/>defaults <text:s text:c="7"/>0 0</text:p>
      <text:p text:style-name="P1">/dev/xvdg <text:s text:c="2"/>/e01 <text:s text:c="5"/>ext3 <text:s text:c="3"/>defaults <text:s text:c="7"/>0 0</text:p>
      <text:p text:style-name="P1">devpts <text:s text:c="4"/>/dev/pts <text:s/>devpts <text:s/>gid=5,mode=620 <text:s text:c="2"/>0 0</text:p>
      <text:p text:style-name="P1">tmpfs <text:s text:c="5"/>/dev/shm <text:s/>tmpfs <text:s text:c="2"/>defaults <text:s text:c="8"/>0 0</text:p>
      <text:p text:style-name="P1">proc <text:s text:c="6"/>/proc <text:s text:c="4"/>proc <text:s text:c="3"/>defaults <text:s text:c="8"/>0 0</text:p>
      <text:p text:style-name="P1"><text:soft-page-break/>sysfs <text:s text:c="5"/>/sys <text:s text:c="5"/>sysfs <text:s text:c="2"/>defaults <text:s text:c="8"/>0 0</text:p>
      <text:p text:style-name="P1">/etc/init.d/mystartup</text:p>
      <text:p text:style-name="P1"/>
      <text:p text:style-name="P1">#!/bin/bash</text:p>
      <text:p text:style-name="P1"># chkconfig: 2345 95 20</text:p>
      <text:p text:style-name="P1"># description: Create swap file</text:p>
      <text:p text:style-name="P1"># processname: Creating swap file</text:p>
      <text:p text:style-name="P1"></text:p>
      <text:p text:style-name="P1">if swapon -s | grep -q /e01/swapfile</text:p>
      <text:p text:style-name="P1">then</text:p>
      <text:p text:style-name="P1">echo "Swapfile already mounted"</text:p>
      <text:p text:style-name="P1">else</text:p>
      <text:p text:style-name="P1">if [ -e /e01/swapfile ]</text:p>
      <text:p text:style-name="P1">then</text:p>
      <text:p text:style-name="P1">echo "Mounting swapfile"</text:p>
      <text:p text:style-name="P1">swapon /e01/swapfile</text:p>
      <text:p text:style-name="P1">else</text:p>
      <text:p text:style-name="P1">echo "Creating swapfile"</text:p>
      <text:p text:style-name="P1">dd if=/dev/zero of=/e01/swapfile bs=1M count=4096</text:p>
      <text:p text:style-name="P1">mkswap /e01/swapfile</text:p>
      <text:p text:style-name="P1">swapon /e01/swapfile</text:p>
      <text:p text:style-name="P1">fi</text:p>
      <text:p text:style-name="P1">fi</text:p>
      <text:p text:style-name="P1"/>
      <text:p text:style-name="P1">chmod u+x /etc/init.d/mystartup</text:p>
      <text:p text:style-name="P1">chkconfig --add mystartup</text:p>
      <text:p text:style-name="P1"/>
      <text:p text:style-name="P1"><text:a xlink:type="simple" xlink:href="http://www.chenit.com.au/blog/set-up-zend-server-and-magento-on-centos-6/">http://www.chenit.com.au/blog/set-up-zend-server-and-magento-on-centos-6/</text:a></text:p>
      <text:p text:style-name="P1"/>
      <text:p text:style-name="P1"/>
      <text:p text:style-name="P1">Monday October 21</text:p>
      <text:p text:style-name="P1"/>
      <text:p text:style-name="P1">Evaluating AWS vs Dedicated Server</text:p>
      <text:p text:style-name="P1">Current dedicate server provider is cheap but unreliable. <text:s/>`</text:p>
      <text:p text:style-name="P1"/>
      <text:p text:style-name="P1">Installed 11.2.0.4 on an EC2 instance</text:p>
      <text:p text:style-name="P1">Configured tablespaces on EBS (network attached) disk</text:p>
      <text:p text:style-name="P1">Test import of visulate data using data pump</text:p>
      <text:p text:style-name="P1">Installed Oracle Secure Backup Cloud module</text:p>
      <text:p text:style-name="P1">Need to convert storage to ASM</text:p>
      <text:p text:style-name="P1">Configure and test cloud backup.</text:p>
      <text:p text:style-name="P1"/>
      <text:p text:style-name="P1">Installed Zend Server CE on separate instance</text:p>
      <text:p text:style-name="P1">Installed visulate code</text:p>
      <text:p text:style-name="P1">Needs setup and configur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6T21:47:03.68</meta:creation-date>
    <dc:date>2013-10-23T19:06:22</dc:date>
    <meta:editing-duration>P11DT8H19M31S</meta:editing-duration>
    <meta:editing-cycles>17</meta:editing-cycles>
    <meta:generator>LibreOffice/3.4$Unix LibreOffice_project/340m1$Build-502</meta:generator>
    <dc:creator>Peter Goldthorp</dc:creator>
    <meta:document-statistic meta:table-count="0" meta:image-count="1" meta:object-count="0" meta:page-count="4" meta:paragraph-count="82" meta:word-count="903" meta:character-count="6484" meta:non-whitespace-character-count="5326"/>
  </office:meta>
</office:document-meta>
</file>